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oulos SIL" svg:font-family="'Doulos SIL'"/>
    <style:font-face style:name="Helvetica Neue" svg:font-family="'Helvetica Neue', helvetica, sans-serif"/>
    <style:font-face style:name="QlassikMedium" svg:font-family="QlassikMedium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00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style:use-window-font-color="true" style:text-underline-style="solid" style:text-underline-width="auto" style:text-underline-color="font-color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text-properties fo:color="#ff6600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use-window-font-color="tru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ff6600"/>
    </style:style>
    <style:style style:name="P9" style:family="paragraph" style:parent-style-name="Standard">
      <style:paragraph-properties fo:margin-left="5.002cm" fo:margin-right="0cm" fo:text-indent="0cm" style:auto-text-indent="false"/>
      <style:text-properties style:use-window-font-color="true" fo:font-weight="bold" style:font-weight-asian="bold" style:font-weight-complex="bold"/>
    </style:style>
    <style:style style:name="P10" style:family="paragraph" style:parent-style-name="Standard">
      <style:text-properties style:use-window-font-color="true"/>
    </style:style>
    <style:style style:name="P11" style:family="paragraph" style:parent-style-name="Standard">
      <style:text-properties style:use-window-font-color="true" fo:font-style="italic" style:font-style-asian="italic" style:font-style-complex="italic"/>
    </style:style>
    <style:style style:name="P12" style:family="paragraph" style:parent-style-name="Standard">
      <style:text-properties style:use-window-font-color="true" fo:language="fr" fo:country="CA" fo:font-style="italic" style:font-style-asian="italic" style:font-style-complex="italic"/>
    </style:style>
    <style:style style:name="P13" style:family="paragraph" style:parent-style-name="Standard">
      <style:text-properties style:use-window-font-color="true" fo:language="fr" fo:country="CA" fo:font-style="italic" fo:background-color="#ffff00" style:font-style-asian="italic" style:font-style-complex="italic"/>
    </style:style>
    <style:style style:name="P14" style:family="paragraph" style:parent-style-name="Standard">
      <style:text-properties style:use-window-font-color="true" fo:language="fr" fo:country="CA" fo:font-style="italic" fo:background-color="#e6ff00" style:font-style-asian="italic" style:font-style-complex="italic"/>
    </style:style>
    <style:style style:name="P15" style:family="paragraph" style:parent-style-name="Standard">
      <style:text-properties style:use-window-font-color="true" fo:language="af" fo:country="ZA" fo:font-style="italic" fo:background-color="#e6ff00" style:font-style-asian="italic" style:font-style-complex="italic"/>
    </style:style>
    <style:style style:name="P16" style:family="paragraph" style:parent-style-name="Standard">
      <style:text-properties fo:color="#ff3300" fo:language="fr" fo:country="CA" fo:background-color="#ffff00"/>
    </style:style>
    <style:style style:name="P17" style:family="paragraph" style:parent-style-name="Standard">
      <style:text-properties fo:color="#ff3333" fo:language="fr" fo:country="CA" fo:font-style="italic" fo:background-color="#e6ff00" style:font-style-asian="italic" style:font-style-complex="italic"/>
    </style:style>
    <style:style style:name="P18" style:family="paragraph" style:parent-style-name="Standard">
      <style:paragraph-properties style:writing-mode="lr-tb"/>
      <style:text-properties fo:language="fr" fo:country="CA" fo:font-style="italic" fo:background-color="#ffff00" style:font-style-asian="italic" style:font-style-complex="italic"/>
    </style:style>
    <style:style style:name="P19" style:family="paragraph" style:parent-style-name="Standard">
      <style:paragraph-properties style:writing-mode="lr-tb"/>
      <style:text-properties style:use-window-font-color="true" fo:language="fr" fo:country="CA" fo:font-style="italic" fo:background-color="#e6ff00" style:font-style-asian="italic" style:font-style-complex="italic"/>
    </style:style>
    <style:style style:name="P20" style:family="paragraph" style:parent-style-name="Standard">
      <style:paragraph-properties style:writing-mode="lr-tb"/>
      <style:text-properties style:use-window-font-color="true" fo:language="af" fo:country="ZA" fo:font-style="italic" fo:background-color="#e6ff00" style:font-style-asian="italic" style:font-style-complex="italic"/>
    </style:style>
    <style:style style:name="P21" style:family="paragraph" style:parent-style-name="Heading_20_2">
      <style:text-properties fo:font-variant="normal" fo:text-transform="none" fo:color="#3a3a3a" style:font-name="QlassikMedium" fo:font-size="21.75pt" fo:letter-spacing="normal" fo:language="fr" fo:country="CA" fo:font-style="normal" fo:font-weight="normal" fo:background-color="#e6ff00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ff3333" style:text-underline-style="solid" style:text-underline-width="auto" style:text-underline-color="font-color"/>
    </style:style>
    <style:style style:name="T5" style:family="text">
      <style:text-properties style:use-window-font-color="true"/>
    </style:style>
    <style:style style:name="T6" style:family="text">
      <style:text-properties fo:color="#ff6600"/>
    </style:style>
    <style:style style:name="T7" style:family="text"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font-variant="normal" fo:text-transform="none" fo:color="#888888" style:font-name="Helvetica Neue" fo:font-size="9pt" fo:letter-spacing="normal" fo:font-style="normal" fo:font-weight="normal"/>
    </style:style>
    <style:style style:name="T13" style:family="text">
      <style:text-properties fo:background-color="#e6ff00"/>
    </style:style>
    <style:style style:name="T14" style:family="text">
      <style:text-properties fo:language="af" fo:country="ZA"/>
    </style:style>
    <style:style style:name="T15" style:family="text">
      <style:text-properties fo:language="fr" fo:country="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madaba, corrections :</text:p>
      <text:p text:style-name="Standard"/>
      <text:p text:style-name="Standard"><text:span text:style-name="T10">disparition</text:span> : <text:span text:style-name="T7">dáɲɛ</text:span></text:p>
      <text:p text:style-name="Standard">\mm dá:v:poser</text:p>
      <text:p text:style-name="Standard">\mm ɲɛ́:n:fois</text:p>
      <text:p text:style-name="Standard">\ps n</text:p>
      <text:p text:style-name="Standard">\ge mot</text:p>
      <text:p text:style-name="Standard">\sm (néologisme)</text:p>
      <text:p text:style-name="Standard">\lt (parole.fois)</text:p>
      <text:p text:style-name="Standard">\dt 16/Aug/2006</text:p>
      <text:p text:style-name="Standard"/>
      <text:p text:style-name="P18">où est le problème? dans la version actuelle, le sens « mot » est le 3e, et le premier sens est 'fois'</text:p>
      <text:p text:style-name="Standard"/>
      <text:p text:style-name="Standard">\sy kúmaden</text:p>
      <text:p text:style-name="Standard"/>
      <text:p text:style-name="Standard"/>
      <text:p text:style-name="Standard"/>
      <text:p text:style-name="P6">yɔ́rɔnin</text:p>
      <text:p text:style-name="Standard">\sn 2</text:p>
      <text:p text:style-name="Standard">\gv moment même</text:p>
      <text:p text:style-name="Standard">\xv ò yɔ́rɔnin kélen</text:p>
      <text:p text:style-name="P1">\xv sú lé chá, tóu dé súite, áussito</text:p>
      <text:p text:style-name="P1">à corriger : \<text:span text:style-name="T2">xe</text:span> sur le champ, tout de suite, aussitôt</text:p>
      <text:p text:style-name="P16">Merci, c'est fait</text:p>
      <text:p text:style-name="P1"/>
      <text:p text:style-name="P2"><text:span text:style-name="T1">dɔ́n</text:span>:n:connaissance</text:p>
      <text:p text:style-name="P2">y transférer l'exemple dɔ́n nìn ná qui est dans le verbe dɔ́n</text:p>
      <text:p text:style-name="P13">je pense, c'est quand même un verbe, même dans cet exemple.</text:p>
      <text:p text:style-name="P3">sùtara</text:p>
      <text:p text:style-name="P2">\bw ar: satara = voiler</text:p>
      <text:p text:style-name="P2">\ps n</text:p>
      <text:p text:style-name="P2">\sn 1</text:p>
      <text:p text:style-name="P2">\ge <text:span text:style-name="T3">dissimilation</text:span></text:p>
      <text:p text:style-name="P2"><text:span text:style-name="T3">à corriger : dissim</text:span><text:span text:style-name="T4">u</text:span><text:span text:style-name="T3">lation</text:span></text:p>
      <text:p text:style-name="P14">merci, corrigé</text:p>
      <text:p text:style-name="P2"><text:span text:style-name="T1">kàmana</text:span>:n:PREV ??? que signifie PREV ?</text:p>
      <text:p text:style-name="P12"><text:span text:style-name="T13">Dans la liste des gloses, </text:span><text:a xlink:type="simple" xlink:href="http://cormand.huma-num.fr/gloses.html"><text:span text:style-name="T13">http://cormand.huma-num.fr/gloses.html</text:span></text:a><text:span text:style-name="T13">, à la fin, vous trouverez :</text:span></text:p>
      <text:h text:style-name="P21" text:outline-level="2">Autres abréviations utilisées dans les gloses:</text:h>
      <text:p text:style-name="P14">…</text:p>
      <text:p text:style-name="P14"><text:span text:style-name="T12">PREV – l’élément initial d’un verbe composé n’ayant pas d’étymologie évidente (et pouvant parfois se détacher de la base verbale)</text:span> </text:p>
      <text:p text:style-name="P3"><text:soft-page-break/>yɔ́rɔnin</text:p>
      <text:p text:style-name="P2">(...)</text:p>
      <text:p text:style-name="P2">\sn 2</text:p>
      <text:p text:style-name="P2">\gv moment même</text:p>
      <text:p text:style-name="P2">\xv ò yɔ́rɔnin kélen</text:p>
      <text:p text:style-name="P4">\xv sú lé chá, tóu dé súite, áussito</text:p>
      <text:p text:style-name="P4">à corriger en <text:span text:style-name="T5">\xe sur le champ, tout de suite, aussitôt</text:span></text:p>
      <text:p text:style-name="P17">cf. ci-dessus</text:p>
      <text:p text:style-name="P3">míni</text:p>
      <text:p text:style-name="P2">(…)</text:p>
      <text:p text:style-name="P4"><text:span text:style-name="T5">\xv í bɛ́ táa </text:span>mínni<text:span text:style-name="T5"> ? <text:s text:c="14"/>→ est-ce qu'il ne faut pas un seul n (ou alors créer une variante mínni)</text:span></text:p>
      <text:p text:style-name="P2">\xe où vas-tu ?</text:p>
      <text:p text:style-name="P14">merci, corrigé</text:p>
      <text:p text:style-name="P3">fɔ́ɔnɔbasi</text:p>
      <text:p text:style-name="P2">\mm fɔ́ɔnɔ:v:vomir</text:p>
      <text:p text:style-name="P2">\mm bási:n:fétiche</text:p>
      <text:p text:style-name="P2"><text:span text:style-name="T6">\va</text:span> fɔɔnɔ.fura<text:tab/><text:tab/>→ plutôt <text:span text:style-name="T8">\sy</text:span> pour un synonyme ?</text:p>
      <text:p text:style-name="P14">corrigé</text:p>
      <text:p text:style-name="P3">jìgi</text:p>
      <text:p text:style-name="P2">\mmc jìgi:n:espoir</text:p>
      <text:p text:style-name="P2">\ps n</text:p>
      <text:p text:style-name="P2">\sn 1</text:p>
      <text:p text:style-name="P2">\ge espoir</text:p>
      <text:p text:style-name="P2">\xv jìgi kári</text:p>
      <text:p text:style-name="P2">\xv <text:span text:style-name="T1">jìgi tíɲɛ</text:span></text:p>
      <text:p text:style-name="P2">\xv jìgi tìgɛ</text:p>
      <text:p text:style-name="P2">\xv jìgi wáari</text:p>
      <text:p text:style-name="P5">\xv jìgi tíɲɛ<text:tab/><text:span text:style-name="T1">en double</text:span></text:p>
      <text:p text:style-name="P2">\xe briser l'espoir</text:p>
      <text:p text:style-name="P14">corrigé</text:p>
      <text:p text:style-name="P3">myɛ̀</text:p>
      <text:p text:style-name="P2">\ps n</text:p>
      <text:p text:style-name="P2">\sn 1</text:p>
      <text:p text:style-name="P2">\ge envie.de.viande</text:p>
      <text:p text:style-name="P2">\xv sògomyɛ b'á lá</text:p>
      <text:p text:style-name="P2">\xe il a envie de viande</text:p>
      <text:p text:style-name="P2">\sn 2</text:p>
      <text:p text:style-name="P2">\gv gourmandise</text:p>
      <text:p text:style-name="P8">\xv ɛ́ b'á lá<text:tab/><text:tab/>peut-être : <text:span text:style-name="T1">myɛ̀</text:span> b'à lá ?</text:p>
      <text:p text:style-name="P2">\xe il est gourmand</text:p>
      <text:p text:style-name="P14">oui, bien sûr! corrigé</text:p>
      <text:p text:style-name="P2">\dt 16/Aug/2006</text:p>
      <text:p text:style-name="P2">à signaler aussi la variante indiquée chez Dumestre : <text:span text:style-name="T6">\va mìɲɛ</text:span></text:p>
      <text:p text:style-name="P19"><text:soft-page-break/>OK; je rajoute également la variante mì<text:span text:style-name="T14">yɛ</text:span></text:p>
      <text:p text:style-name="P3">ɲà:v :réussir</text:p>
      <text:p text:style-name="P2">(…)</text:p>
      <text:p text:style-name="P2">2</text:p>
      <text:p text:style-name="P2">\vl vi</text:p>
      <text:p text:style-name="P2">\gv être.bon</text:p>
      <text:p text:style-name="P2">\sm (selon les règles de la vie sociale)</text:p>
      <text:p text:style-name="P2">\xv ò ɲàna</text:p>
      <text:p text:style-name="P2">\xv ò cógo ɲàna !</text:p>
      <text:p text:style-name="P2">\xe c'est bien !</text:p>
      <text:p text:style-name="P2"><text:s text:c="33"/><text:span text:style-name="T9">avec la pp mà : sens d'aider, agréer, </text:span></text:p>
      <text:p text:style-name="P2">\xv <text:span text:style-name="T6">màɲa</text:span> <text:s/>à mà !<text:tab/><text:span text:style-name="T6">je ne comprends pas cette construction avec le préfixe ma : </text:span></text:p>
      <text:p text:style-name="P5"><text:tab/><text:tab/><text:tab/>n'est-ce pas plutôt Nà ɲà à mà</text:p>
      <text:p text:style-name="P2">\xe agrée sa demande !</text:p>
      <text:p text:style-name="P15">c'est ɲà à mà. Corrigé.</text:p>
      <text:p text:style-name="P3">kúntan</text:p>
      <text:p text:style-name="P2">\mm kú:n:queue</text:p>
      <text:p text:style-name="P2">\mm ntan:mrph:PRIV</text:p>
      <text:p text:style-name="P2">\ps <text:span text:style-name="T6">adj</text:span></text:p>
      <text:p text:style-name="P2"><text:span text:style-name="T9">→ c'est plutôt un</text:span> <text:span text:style-name="T6">n</text:span>om : <text:span text:style-name="T9">anoure est une classe de vertébrés amphibiens sans queue</text:span></text:p>
      <text:p text:style-name="P11">ou alors si on garde adj : je ne trouve pas de mot spécifique en français sinon "sans.queue"</text:p>
      <text:p text:style-name="P2">\ge anoure</text:p>
      <text:p text:style-name="P2">\lt (queue.sans)</text:p>
      <text:p text:style-name="P2">\xv ntòri yé <text:s/>kúntan yé, nká <text:s/>Ála b'á fìfa</text:p>
      <text:p text:style-name="P2">\xe (dicton) le crapaud n'a pas de queue, mais Dieu l'évente</text:p>
      <text:p text:style-name="P2">\dt 26/Sep/2006</text:p>
      <text:p text:style-name="P20">voici une <text:span text:style-name="T15">définition d'un dictionnaire français : anoure adj dépourvu de queue. Bien sûr, un adjectif bambara se nominales facilement, mais sa nature originelle est adjectivale.</text:span></text:p>
      <text:p text:style-name="P3">jìgin</text:p>
      <text:p text:style-name="P2"><text:span text:style-name="T6">\vc</text:span> jìgi<text:tab/><text:tab/><text:tab/><text:tab/>→ est-ce que ça ne devrait pas être <text:span text:style-name="T6">\va</text:span></text:p>
      <text:p text:style-name="P2"><text:tab/><text:tab/><text:tab/><text:tab/>par ailleurs la variante <text:span text:style-name="T1">jig'</text:span> est dans le texte de Dukure...</text:p>
      <text:p text:style-name="P9">d'ailleurs gparser s'est trompé et a proposé seulement jìgi:v:espérer</text:p>
      <text:p text:style-name="P9">(il accepte l'assimilation sur une voyelle finale, mais pas sur une nasale finale)</text:p>
      <text:p text:style-name="P2">\ps v</text:p>
      <text:p text:style-name="P2">\sn 1</text:p>
      <text:p text:style-name="P2">\vl vi</text:p>
      <text:p text:style-name="P2">\ge descendre</text:p>
      <text:p text:style-name="P2">\gv atterrir</text:p>
      <text:p text:style-name="P14">Évidemment, la forme sans nasale, jìgi, pour le sens 'descende' doit être considérée comme fautive. Il faut la corriger.</text:p>
      <text:p text:style-name="P3">siman</text:p>
      <text:p text:style-name="P2">\va simɔn</text:p>
      <text:p text:style-name="P2"><text:soft-page-break/>\ps n</text:p>
      <text:p text:style-name="P2">\ge <text:span text:style-name="T6">cément<text:tab/>→ c'est le terme anglais mais en français : ciment</text:span></text:p>
      <text:p text:style-name="P2">\dt 06/Feb/2013</text:p>
      <text:p text:style-name="P2"/>
      <text:p text:style-name="P3">jɔ̂n</text:p>
      <text:p text:style-name="P2">\va jɔ́nni</text:p>
      <text:p text:style-name="P2">\va jɔ́ni</text:p>
      <text:p text:style-name="P2">\va jɛ́n</text:p>
      <text:p text:style-name="P2">\va jɛ́nni</text:p>
      <text:p text:style-name="P2">\ve (f)</text:p>
      <text:p text:style-name="P2">\va <text:span text:style-name="T6">jenin<text:tab/>→ ajouter le ton haut ? jénin</text:span></text:p>
      <text:p text:style-name="P2">\ve Mamadu Dukure</text:p>
      <text:p text:style-name="P2">\ps prn</text:p>
      <text:p text:style-name="P2">\ge qui</text:p>
      <text:p text:style-name="P2">\xv jɔ̂n ní <text:s/>jɔ̂n ?</text:p>
      <text:p text:style-name="P2">\xe qui et qui ? (dans le détail)</text:p>
      <text:p text:style-name="P2">\pl jɔnw</text:p>
      <text:p text:style-name="P2">\dt 09/Mar/2014</text:p>
      <text:p text:style-name="P14">ok</text:p>
      <text:p text:style-name="P3">kɔrɔ</text:p>
      <text:p text:style-name="P2">\mmc kɔrɔ:adj:mâle.adulte</text:p>
      <text:p text:style-name="P2">\ps adj</text:p>
      <text:p text:style-name="P2">\ee * en xas : -koton =,/ koro vieux</text:p>
      <text:p text:style-name="P2">\ge mâle.adulte</text:p>
      <text:p text:style-name="P2">\xv wɔ̀lɔkɔrɔ</text:p>
      <text:p text:style-name="P2">\xe francolin mâle (avec des ergots)</text:p>
      <text:p text:style-name="P2">\xv bàkɔrɔ</text:p>
      <text:p text:style-name="P2">\xe bouc</text:p>
      <text:p text:style-name="P2">\dt 07/Mar/2014</text:p>
      <text:p text:style-name="P2"><text:span text:style-name="T6">Il n'est pas indiqué : uniquement en composition</text:span>, </text:p>
      <text:p text:style-name="P2">et effectivement dans le livre de Dukure, je crois le trouver en adjectif</text:p>
      <text:p text:style-name="P2">mais je pense que ce n'est pas "vieux" :</text:p>
      <text:p text:style-name="P7">N'i ma Da a la, a Kɔrɔbɔ; i bɛ n K'i ka <text:span text:style-name="T1">wuluw kɔrɔ</text:span> sisan.</text:p>
      <text:p text:style-name="P7">pourquoi pas <text:s/><text:span text:style-name="T1">wulu kɔrɔw</text:span><text:span text:style-name="T11">, o</text:span><text:span text:style-name="T11">u </text:span><text:span text:style-name="T1">wulukɔrɔw</text:span><text:span text:style-name="T11"> </text:span><text:span text:style-name="T11">d'ailleurs ?</text:span></text:p>
      <text:p text:style-name="P2">ou alors c'est "les <text:span text:style-name="T9">crocs</text:span> de tes chiens"</text:p>
      <text:p text:style-name="P19">je pense, ici nous avons <text:span text:style-name="T14">kɔ́rɔ </text:span>'sous'. 'sous les chiens, devant les chiens'.</text:p>
      <text:p text:style-name="P2">idem pour <text:span text:style-name="T1">kɛ:adj:mâle</text:span> sans ton, <text:s/><text:span text:style-name="T6">uniquement en composition</text:span></text:p>
      <text:p text:style-name="P14"><text:span text:style-name="T6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oulos SIL" svg:font-family="'Doulos SIL'"/>
    <style:font-face style:name="Helvetica Neue" svg:font-family="'Helvetica Neue', helvetica, sans-serif"/>
    <style:font-face style:name="QlassikMedium" svg:font-family="QlassikMedium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oulos SIL" fo:font-size="11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Doulos SIL" fo:font-size="10pt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oulos SIL" fo:font-size="8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oulos SIL" fo:font-size="10pt" style:font-size-asian="12pt"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0T16:46:13.953000000</meta:creation-date>
    <dc:date>2014-09-23T10:57:30.36</dc:date>
    <meta:editing-duration>P13DT1M58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4" meta:paragraph-count="153" meta:word-count="740" meta:character-count="4099"/>
  </office:meta>
</office:document-meta>
</file>